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5-04-0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4-12-1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4-04-0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3-12-1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3-04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2-12-1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2-04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1-12-0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1-04-0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0-12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20-05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9-12-1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9-04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8-12-0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8-04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7-12-1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7-04-1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6-12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5-12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5-04-2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4-12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4-04-1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3-12-16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3-04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2-12-0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2-04-1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1-12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1-04-2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0-12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10-04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9-06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7-12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7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6-12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6-06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5-12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5-06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4-12-15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3-12-1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2-12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1-12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12-03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11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10-0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09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08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5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58119484801</text:p>
          </table:table-cell>
          <table:table-cell office:value-type="string" calcext:value-type="string">
            <text:p>004N028W09A003S</text:p>
          </table:table-cell>
          <table:table-cell office:value-type="string" calcext:value-type="string">
            <text:p>194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0" meta:object-count="0"/>
    <meta:user-defined meta:name="AppVersion">3.0</meta:user-defined>
  </office:meta>
</office:document-meta>
</file>